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66d3" officeooo:paragraph-rsid="001466d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466d3" officeooo:paragraph-rsid="001466d3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466d3" officeooo:paragraph-rsid="001466d3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èmes Inverses</text:p>
      <text:p text:style-name="P2">Kubler Samuel – Letallec Robin</text:p>
      <text:p text:style-name="P2"/>
      <text:p text:style-name="P3">1-2) On remarque qu'il faut un nombre d'échantillons N suffisamment grand pour que l'histogramme empirique des réalisations collent avec la densité de probabilités théoriques.</text:p>
      <text:p text:style-name="P3"/>
      <text:p text:style-name="P3">3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'Kubler Samuel'</meta:initial-creator>
    <meta:creation-date>2018-12-28T14:38:18.961369371</meta:creation-date>
    <dc:date>2018-12-28T14:52:06.580239897</dc:date>
    <dc:creator>'Kubler Samuel'</dc:creator>
    <meta:editing-duration>PT13M48S</meta:editing-duration>
    <meta:editing-cycles>1</meta:editing-cycles>
    <meta:document-statistic meta:table-count="0" meta:image-count="0" meta:object-count="0" meta:page-count="1" meta:paragraph-count="4" meta:word-count="31" meta:character-count="225" meta:non-whitespace-character-count="197"/>
    <meta:generator>LibreOffice/4.3.3.2$Linux_X86_64 LibreOffice_project/430m0$Build-2</meta:generator>
  </office:meta>
</office:document-meta>
</file>